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199174" officeooo:paragraph-rsid="0019917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19b985" officeooo:paragraph-rsid="0019b985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1b222d" officeooo:paragraph-rsid="001b222d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d3f5a" officeooo:paragraph-rsid="001d3f5a" style:font-weight-asian="bold" style:font-weight-complex="bold"/>
    </style:style>
    <style:style style:name="P7" style:family="paragraph" style:parent-style-name="Standard">
      <style:text-properties style:font-name="Arial" fo:language="en" fo:country="US" officeooo:rsid="00199174" officeooo:paragraph-rsid="00199174"/>
    </style:style>
    <style:style style:name="P8" style:family="paragraph" style:parent-style-name="Standard">
      <style:text-properties style:font-name="Arial" fo:language="en" fo:country="US" officeooo:rsid="0019b985" officeooo:paragraph-rsid="0019b985"/>
    </style:style>
    <style:style style:name="P9" style:family="paragraph" style:parent-style-name="Standard">
      <style:text-properties style:font-name="Arial" fo:language="en" fo:country="US" officeooo:rsid="001b222d" officeooo:paragraph-rsid="001b222d"/>
    </style:style>
    <style:style style:name="P10" style:family="paragraph" style:parent-style-name="Standard">
      <style:text-properties style:font-name="Arial" fo:language="en" fo:country="US" officeooo:rsid="001c899c" officeooo:paragraph-rsid="001c899c"/>
    </style:style>
    <style:style style:name="P11" style:family="paragraph" style:parent-style-name="Standard">
      <style:text-properties style:font-name="Arial" fo:language="en" fo:country="US" officeooo:rsid="001d3f5a" officeooo:paragraph-rsid="001d3f5a"/>
    </style:style>
    <style:style style:name="P12" style:family="paragraph" style:parent-style-name="Standard">
      <style:text-properties style:font-name="Arial" fo:language="en" fo:country="US" officeooo:rsid="001ef995" officeooo:paragraph-rsid="001ef995"/>
    </style:style>
    <style:style style:name="P13" style:family="paragraph" style:parent-style-name="Standard">
      <style:text-properties style:font-name="Arial" fo:language="en" fo:country="US" officeooo:rsid="002161f6" officeooo:paragraph-rsid="002161f6"/>
    </style:style>
    <style:style style:name="P14" style:family="paragraph" style:parent-style-name="Standard">
      <style:text-properties style:font-name="Arial" fo:language="en" fo:country="US" officeooo:rsid="002161f6" officeooo:paragraph-rsid="002301ba"/>
    </style:style>
    <style:style style:name="P15" style:family="paragraph" style:parent-style-name="Standard">
      <style:text-properties style:font-name="Ubuntu Mono" fo:language="en" fo:country="US" fo:font-weight="bold" officeooo:rsid="0019b985" officeooo:paragraph-rsid="0019b985" style:font-weight-asian="bold" style:font-weight-complex="bold"/>
    </style:style>
    <style:style style:name="P16" style:family="paragraph" style:parent-style-name="Standard">
      <style:text-properties style:font-name="Ubuntu Mono" fo:language="en" fo:country="US" fo:font-weight="bold" officeooo:rsid="001b222d" officeooo:paragraph-rsid="001b222d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Arial" fo:language="en" fo:country="US" fo:font-weight="bold" officeooo:rsid="001c899c" officeooo:paragraph-rsid="001c899c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Arial" fo:font-size="14pt" fo:language="en" fo:country="US" fo:font-weight="bold" officeooo:rsid="002161f6" officeooo:paragraph-rsid="0024ccf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language="en" fo:country="US" officeooo:rsid="0021ad0f" officeooo:paragraph-rsid="0024ccf8"/>
    </style:style>
    <style:style style:name="P20" style:family="paragraph" style:parent-style-name="Standard">
      <style:text-properties style:font-name="Arial" fo:language="en" fo:country="US" officeooo:rsid="002161f6" officeooo:paragraph-rsid="0024ccf8"/>
    </style:style>
    <style:style style:name="P21" style:family="paragraph">
      <loext:graphic-properties draw:fill="solid" draw:fill-color="#ffffff" draw:opacity="0%"/>
    </style:style>
    <style:style style:name="T1" style:family="text">
      <style:text-properties officeooo:rsid="0019b985"/>
    </style:style>
    <style:style style:name="T2" style:family="text">
      <style:text-properties officeooo:rsid="001d3f5a"/>
    </style:style>
    <style:style style:name="T3" style:family="text">
      <style:text-properties officeooo:rsid="001ef995"/>
    </style:style>
    <style:style style:name="T4" style:family="text">
      <style:text-properties officeooo:rsid="0021ad0f"/>
    </style:style>
    <style:style style:name="T5" style:family="text">
      <style:text-properties officeooo:rsid="001cae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weight="bold" officeooo:rsid="001e81da" style:font-weight-asian="bold" style:font-weight-complex="bold"/>
    </style: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1.5902in" fo:min-width="4.8126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240 <text:s/>Fall 2019</text:p>
      <text:p text:style-name="P2">Assignment 1</text:p>
      <text:p text:style-name="P7"/>
      <text:p text:style-name="P7"/>
      <text:p text:style-name="P3">Make a program</text:p>
      <text:p text:style-name="P7"/>
      <text:p text:style-name="P7">Create an X86 program that does the following:</text:p>
      <text:p text:style-name="P7"><text:tab/>Input 2 integers</text:p>
      <text:p text:style-name="P7"><text:tab/>Computes and displays the sum of those two inputs</text:p>
      <text:p text:style-name="P7"><text:tab/>Computes and displays the product of those two inputted integers.</text:p>
      <text:p text:style-name="P7"><text:tab/><text:span text:style-name="T1">Make the program produce the same output as shown in the sample output.</text:span></text:p>
      <text:p text:style-name="P7"/>
      <text:p text:style-name="P7"/>
      <text:p text:style-name="P7"/>
      <text:p text:style-name="P4">Sample output</text:p>
      <text:p text:style-name="P8"/>
      <text:p text:style-name="P8">Welcome to Open source Assembly Programming</text:p>
      <text:p text:style-name="P8"><draw:custom-shape text:anchor-type="paragraph" draw:z-index="0" draw:name="Forma1" draw:style-name="gr1" draw:text-style-name="P21" svg:width="4.813in" svg:height="1.5906in" svg:x="-0.0307in" svg:y="0.0598in"><text:p/><draw:enhanced-geometry svg:viewBox="0 0 21600 21600" draw:type="rectangle" draw:enhanced-path="M 0 0 L 21600 0 21600 21600 0 21600 0 0 Z N"/></draw:custom-shape></text:p>
      <text:p text:style-name="P15">This program was built by Cindy Lin.</text:p>
      <text:p text:style-name="P15">Please input the first integer: <text:s/>-8</text:p>
      <text:p text:style-name="P15">You entered -8</text:p>
      <text:p text:style-name="P15">Please input the second integer: 12</text:p>
      <text:p text:style-name="P15">You entered 12</text:p>
      <text:p text:style-name="P15">The sum of these two integers is 4.</text:p>
      <text:p text:style-name="P15">The product of these two integers is -96.</text:p>
      <text:p text:style-name="P16">The integer 5 will be returned to the calling program.</text:p>
      <text:p text:style-name="P9"/>
      <text:p text:style-name="P9">The main function received this number: 5.</text:p>
      <text:p text:style-name="P9">Main will now return 0 to the operating system.</text:p>
      <text:p text:style-name="P9">Bye</text:p>
      <text:p text:style-name="P9"/>
      <text:p text:style-name="P9"/>
      <text:p text:style-name="P5">Notes about the sample output</text:p>
      <text:p text:style-name="P9"/>
      <text:p text:style-name="P9">The text with the rectangle is output from the assembly module. <text:s/>All other output is produced by the driver function.</text:p>
      <text:p text:style-name="P9"/>
      <text:p text:style-name="P9">Obviously, you should change the sample of the programmer to be your own name.</text:p>
      <text:p text:style-name="P9"/>
      <text:p text:style-name="P9">Your program is not expected to output text in bold. <text:s/>Bold is used here only to emphasize the section outputted by the assembly instructions.</text:p>
      <text:p text:style-name="P17">Other important things</text:p>
      <text:p text:style-name="P10"/>
      <text:p text:style-name="P10">When this program is completed there will be three files. <text:s/>Together they are the program of Assignment 1. <text:s text:c="2"/>A “program” contains many files.</text:p>
      <text:p text:style-name="P10"/>
      <text:p text:style-name="P10">Create a name for this your first assembly program. <text:s/>For example, you could call it “Learning to do Arithmetic using Assembly”. <text:s/>You should think of an even better title. <text:s/>Create a folder with the same name as the title of your program. <text:s/>In this folder you put the three files of this assignment.</text:p>
      <text:p text:style-name="P10"/>
      <text:p text:style-name="P10">This assignment requires three files:</text:p>
      <text:p text:style-name="P10">1. <text:s/>A “driver” file. <text:s/>You make write the driver in C or C++. <text:s/>That is your choice. <text:s/>The word “driver” is a generic term, that is, it is a term that applies to lots of things. <text:s/>Pick a name for this file. <text:s/>For example, “arithmetic.cpp” or “arithmetic.c”. <text:s/>You pick a nice name for the driver file.</text:p>
      <text:p text:style-name="P10"/>
      <text:p text:style-name="P10">2. <text:s/>An X86 assembly file. <text:s/>This is a function written in X86 and it is called from the driver program. <text:s/>This is where the real work is performed. <text:s/>This program inputs the data, computes the sum and product, and output the results. <text:s/><text:span text:style-name="T2">You pick a suitable name for this file. <text:s/>For example, “compute_sum_product.asm” <text:s/>You pick a name that sounds good to you. <text:s/>Don’t everyone use the same name.</text:span></text:p>
      <text:p text:style-name="P10"/>
      <text:p text:style-name="P10">3. <text:s/>A bash script file. <text:s/>It is recommended that this file have a short name because you will key in its name many times. <text:s/>The professor often calls it “run.sh” or even “r.sh”. <text:s/>You should use a similar or same short name. <text:s/>The job of this script file is to compile the two previously mentioned files, link them to create one executable file, and lastly load that newly created executable file. <text:s/>“Load” means run it.</text:p>
      <text:p text:style-name="P10"/>
      <text:p text:style-name="P10"/>
      <text:p text:style-name="P6">When you are done</text:p>
      <text:p text:style-name="P13"/>
      <text:p text:style-name="P11">When your program works then test it with all kinds of inputs: small integers, negative integers, integers too large to fit in 32-bit storage, and so on. <text:s/>If you obtain correct results every time the email to me your program (3 files as attachments). <text:s/>I will test run your program on an Xubuntu 19.4 distro. <text:s/>I will email feedback to you about how well your program performed.</text:p>
      <text:p text:style-name="P11"/>
      <text:p text:style-name="P11">Email: <text:s text:c="2"/>holliday@fullerton.edu</text:p>
      <text:p text:style-name="P11"/>
      <text:p text:style-name="P12">If it doesn’t run in my distro then there is no feedback. <text:s/>If a midterm or final exam program does not run in my distro then the score is 0.</text:p>
      <text:p text:style-name="P11"/>
      <text:p text:style-name="P11">Do not send non-working programs. <text:s/>Instead, bring non-working programs to the lab hour (usually the second half of the 2-hour period) and get individual help so that you can move on toward completion <text:span text:style-name="T3">of this homework.</text:span></text:p>
      <text:p text:style-name="P11"/>
      <text:p text:style-name="P11"/>
      <text:p text:style-name="P12">Due: September 9, 2019</text:p>
      <text:p text:style-name="P18">Announcements</text:p>
      <text:p text:style-name="P20"/>
      <text:p text:style-name="P20"/>
      <text:p text:style-name="P20"/>
      <text:p text:style-name="P20"/>
      <text:p text:style-name="P20"><text:span text:style-name="T6">Nintendo Switch Party. <text:s/></text:span><text:span text:style-name="T7">August 30, 2019 Friday</text:span>. <text:s/>Party starts at 5:00pm in room 300. <text:s/>Sponsored by the local chapter of ACM. <text:s/>No need to bring anything. <text:s/>Just show up anytime after 5pm. <text:s/><text:span text:style-name="T4">The purpose of this party is to play games belonging to other people and just have fun.</text:span></text:p>
      <text:p text:style-name="P20"/>
      <text:p text:style-name="P20"/>
      <text:p text:style-name="P20"/>
      <text:p text:style-name="P20"/>
      <text:p text:style-name="P20"><text:span text:style-name="T6">Linux Party. <text:s/></text:span><text:span text:style-name="T8">September</text:span><text:span text:style-name="T7"> 6, 2019 Friday</text:span>. <text:s/>Party starts at 5:00pm <text:span text:style-name="T5">in room 300</text:span>. <text:s/>As you probably know Linux in the form of Tuffix is the preferred platform for computer science in the early semesters. <text:s/>If you are new to CSUF you need to have your own Linux distro <text:span text:style-name="T5">on</text:span> your own computer. <text:s/>The purpose of this party is to have fun and to help others install <text:span text:style-name="T4">Linux on their personal computers. <text:s/>If you don’t have a Linux operating system on your laptop bring the laptop to the party and a mentor will help you install it. <text:s/>If you already have a Linux distro installed then come just to hang out and enjoy the crowd.</text:span></text:p>
      <text:p text:style-name="P20"/>
      <text:p text:style-name="P20"/>
      <text:p text:style-name="P20"/>
      <text:p text:style-name="P19">Professor’s addon: <text:s/>In past semesters the ACM club has provided all you can eat and drink refreshments at these parties. <text:s/>I expect ACM will continue doing the same this semester. <text:s/>I don’t have direct information. <text:s/>I am basing my opinion on past expe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59:51.505078197</meta:creation-date>
    <dc:date>2019-08-28T08:09:55.006385505</dc:date>
    <meta:editing-duration>PT37M3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42" meta:word-count="824" meta:character-count="4620" meta:non-whitespace-character-count="3778"/>
  </office:meta>
</office:document-meta>
</file>